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0bedb5" officeooo:paragraph-rsid="000bedb5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solid" style:text-underline-width="auto" style:text-underline-color="font-color" officeooo:rsid="000dbae8" officeooo:paragraph-rsid="000dbae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solid" style:text-underline-width="auto" style:text-underline-color="font-color" fo:font-weight="normal" officeooo:rsid="000e2971" officeooo:paragraph-rsid="000e2971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style:text-underline-style="solid" style:text-underline-width="auto" style:text-underline-color="font-color" fo:font-weight="normal" officeooo:rsid="000fcd05" officeooo:paragraph-rsid="000fcd05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style:text-underline-style="solid" style:text-underline-width="auto" style:text-underline-color="font-color" fo:font-weight="normal" officeooo:rsid="00267027" officeooo:paragraph-rsid="00267027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style:text-underline-style="none" fo:font-weight="normal" officeooo:rsid="000dbae8" officeooo:paragraph-rsid="000dbae8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style:text-underline-style="none" fo:font-weight="normal" officeooo:rsid="000e2971" officeooo:paragraph-rsid="000e2971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style:text-underline-style="none" fo:font-weight="normal" officeooo:rsid="000fcd05" officeooo:paragraph-rsid="000fcd05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style:text-underline-style="none" fo:font-weight="normal" officeooo:rsid="0015499e" officeooo:paragraph-rsid="0015499e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style:text-underline-style="none" fo:font-weight="normal" officeooo:rsid="00170c8e" officeooo:paragraph-rsid="001a8d10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style:text-underline-style="none" fo:font-weight="normal" officeooo:rsid="00170c8e" officeooo:paragraph-rsid="001ccee3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fo:language="zxx" fo:country="none" style:text-underline-style="none" fo:font-weight="normal" officeooo:rsid="001a8d10" officeooo:paragraph-rsid="001a8d10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fo:language="zxx" fo:country="none" style:text-underline-style="none" fo:font-weight="normal" officeooo:rsid="001ccee3" officeooo:paragraph-rsid="0024d68c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fo:language="zxx" fo:country="none" style:text-underline-style="none" fo:font-weight="normal" officeooo:rsid="0021d227" officeooo:paragraph-rsid="0024d68c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fo:language="zxx" fo:country="none" style:text-underline-style="none" fo:font-weight="normal" officeooo:rsid="0021d227" officeooo:paragraph-rsid="00278222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text-properties fo:language="zxx" fo:country="none" style:text-underline-style="none" fo:font-weight="normal" officeooo:rsid="0024d68c" officeooo:paragraph-rsid="0024d68c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zxx" fo:country="none" style:text-underline-style="none" fo:font-weight="normal" officeooo:rsid="0024d68c" officeooo:paragraph-rsid="00278222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text-properties fo:language="zxx" fo:country="none" style:text-underline-style="none" fo:font-weight="normal" officeooo:rsid="00267027" officeooo:paragraph-rsid="00267027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text-properties fo:language="zxx" fo:country="none" style:text-underline-style="none" fo:font-weight="normal" officeooo:rsid="00278222" officeooo:paragraph-rsid="00278222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text-properties fo:language="zxx" fo:country="none" style:text-underline-style="none" fo:font-weight="normal" officeooo:rsid="00278222" officeooo:paragraph-rsid="002de58f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text-properties fo:language="zxx" fo:country="none" style:text-underline-style="none" fo:font-weight="normal" officeooo:rsid="002de58f" officeooo:paragraph-rsid="002de58f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text-properties officeooo:paragraph-rsid="00278222"/>
    </style:style>
    <style:style style:name="P23" style:family="paragraph" style:parent-style-name="Standard">
      <style:text-properties officeooo:paragraph-rsid="002862b9"/>
    </style:style>
    <style:style style:name="P24" style:family="paragraph" style:parent-style-name="Standard">
      <style:text-properties officeooo:rsid="002862b9" officeooo:paragraph-rsid="002862b9"/>
    </style:style>
    <style:style style:name="P25" style:family="paragraph" style:parent-style-name="Standard">
      <style:text-properties officeooo:rsid="0029181c" officeooo:paragraph-rsid="0029181c"/>
    </style:style>
    <style:style style:name="P26" style:family="paragraph" style:parent-style-name="Standard">
      <style:text-properties officeooo:paragraph-rsid="002b27cf"/>
    </style:style>
    <style:style style:name="P27" style:family="paragraph" style:parent-style-name="Standard">
      <style:text-properties fo:language="zxx" fo:country="none" style:text-underline-style="none" fo:font-weight="normal" officeooo:rsid="0029181c" officeooo:paragraph-rsid="002862b9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text-properties fo:language="zxx" fo:country="none" style:text-underline-style="none" fo:font-weight="normal" officeooo:rsid="002b05fd" officeooo:paragraph-rsid="0029181c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text-properties fo:language="zxx" fo:country="none" style:text-underline-style="none" fo:font-weight="normal" officeooo:rsid="002de58f" officeooo:paragraph-rsid="002de58f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text-properties officeooo:rsid="00335b99" officeooo:paragraph-rsid="00335b99"/>
    </style:style>
    <style:style style:name="T1" style:family="text">
      <style:text-properties officeooo:rsid="00105755"/>
    </style:style>
    <style:style style:name="T2" style:family="text">
      <style:text-properties officeooo:rsid="00114e44"/>
    </style:style>
    <style:style style:name="T3" style:family="text">
      <style:text-properties officeooo:rsid="00133316"/>
    </style:style>
    <style:style style:name="T4" style:family="text">
      <style:text-properties officeooo:rsid="0014c803"/>
    </style:style>
    <style:style style:name="T5" style:family="text">
      <style:text-properties officeooo:rsid="00162c76"/>
    </style:style>
    <style:style style:name="T6" style:family="text">
      <style:text-properties officeooo:rsid="00190680"/>
    </style:style>
    <style:style style:name="T7" style:family="text">
      <style:text-properties officeooo:rsid="001a8d10"/>
    </style:style>
    <style:style style:name="T8" style:family="text">
      <style:text-properties officeooo:rsid="001b0fd8"/>
    </style:style>
    <style:style style:name="T9" style:family="text">
      <style:text-properties officeooo:rsid="001ccee3"/>
    </style:style>
    <style:style style:name="T10" style:family="text">
      <style:text-properties officeooo:rsid="001e7d18"/>
    </style:style>
    <style:style style:name="T11" style:family="text">
      <style:text-properties officeooo:rsid="002017ee"/>
    </style:style>
    <style:style style:name="T12" style:family="text">
      <style:text-properties officeooo:rsid="0020f14d"/>
    </style:style>
    <style:style style:name="T13" style:family="text">
      <style:text-properties officeooo:rsid="0021d227"/>
    </style:style>
    <style:style style:name="T14" style:family="text">
      <style:text-properties officeooo:rsid="0022da07"/>
    </style:style>
    <style:style style:name="T15" style:family="text">
      <style:text-properties officeooo:rsid="0024d68c"/>
    </style:style>
    <style:style style:name="T16" style:family="text">
      <style:text-properties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language="zxx" fo:country="none" style:text-underline-style="none" fo:font-weight="normal" officeooo:rsid="00278222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language="zxx" fo:country="none" style:text-underline-style="none" fo:font-weight="normal" officeooo:rsid="002862b9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language="zxx" fo:country="none" style:text-underline-style="none" fo:font-weight="normal" officeooo:rsid="0029181c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language="zxx" fo:country="none" style:text-underline-style="none" fo:font-weight="normal" officeooo:rsid="0029b6bd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fo:language="zxx" fo:country="none" style:text-underline-style="none" fo:font-weight="normal" officeooo:rsid="002a502f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fo:language="zxx" fo:country="none" style:text-underline-style="none" fo:font-weight="normal" officeooo:rsid="002b05fd" style:language-asian="zxx" style:country-asian="none" style:font-weight-asian="normal" style:language-complex="zxx" style:country-complex="none" style:font-weight-complex="normal"/>
    </style:style>
    <style:style style:name="T23" style:family="text">
      <style:text-properties fo:language="zxx" fo:country="none" style:text-underline-style="none" fo:font-weight="normal" officeooo:rsid="002b27cf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fo:language="zxx" fo:country="none" style:text-underline-style="none" fo:font-weight="normal" officeooo:rsid="002de58f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fo:language="zxx" fo:country="none" style:text-underline-style="none" fo:font-weight="normal" officeooo:rsid="0030f6aa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fo:language="zxx" fo:country="none" style:text-underline-style="none" fo:font-weight="normal" officeooo:rsid="00320c80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officeooo:rsid="002543d3"/>
    </style:style>
    <style:style style:name="T28" style:family="text">
      <style:text-properties officeooo:rsid="00267027"/>
    </style:style>
    <style:style style:name="T29" style:family="text">
      <style:text-properties officeooo:rsid="0026f65e"/>
    </style:style>
    <style:style style:name="T30" style:family="text">
      <style:text-properties officeooo:rsid="00278222"/>
    </style:style>
    <style:style style:name="T31" style:family="text">
      <style:text-properties officeooo:rsid="002a502f"/>
    </style:style>
    <style:style style:name="T32" style:family="text">
      <style:text-properties officeooo:rsid="002fbcec"/>
    </style:style>
    <style:style style:name="T33" style:family="text">
      <style:text-properties officeooo:rsid="00335b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</text:p>
      <text:p text:style-name="P1"/>
      <text:p text:style-name="P2">SEO</text:p>
      <text:p text:style-name="P6">- Added meta description</text:p>
      <text:p text:style-name="P7">- Added label to the logo</text:p>
      <text:p text:style-name="P7">- <text:span text:style-name="T3">Added label to share buttons</text:span></text:p>
      <text:p text:style-name="P7">- <text:span text:style-name="T4">Added title to forms</text:span></text:p>
      <text:p text:style-name="P7"/>
      <text:p text:style-name="P3">Best Practices</text:p>
      <text:p text:style-name="P7">- Changed the aspect ratio of images on index.html</text:p>
      <text:p text:style-name="P7"/>
      <text:p text:style-name="P4">Performance</text:p>
      <text:p text:style-name="P8">- <text:span text:style-name="T1">Re-sized images + converted to webp</text:span></text:p>
      <text:p text:style-name="P8">- <text:span text:style-name="T1">added image breakpoints</text:span></text:p>
      <text:p text:style-name="P7">- <text:span text:style-name="T2">hardcoded image sizes</text:span></text:p>
      <text:p text:style-name="P7"/>
      <text:p text:style-name="P5">Accessability</text:p>
      <text:p text:style-name="P18">- <text:span text:style-name="T29">Meta tag </text:span></text:p>
      <text:p text:style-name="P7"/>
      <text:p text:style-name="P7"/>
      <text:p text:style-name="P7">&lt;<text:span text:style-name="T30">p&gt;</text:span></text:p>
      <text:p text:style-name="P9">Til å analysere dette nettstedet har jeg tatt i bruk et verktøy <text:span text:style-name="T5">fra Google som </text:span>heter 'Lighthouse'. <text:span text:style-name="T5">Lighthouse er innebygd i nettleseren &lt;</text:span><text:span text:style-name="T9">a&gt;</text:span><text:span text:style-name="T5">Google Chrome&lt;/</text:span><text:span text:style-name="T9">a&gt;</text:span><text:span text:style-name="T5">, og er et verktøy som gir deg en poengsum fra 1 til 100 basert på hvor godt nettstedet ditt er optimalisert innenfor fire kategorier. Ytelse, Tilgjenglighet, Beste Praksis og Søkemotoroptimalisering. Her er poengsummen min fra første gang jeg kjørte verktøyet.</text:span></text:p>
      <text:p text:style-name="P9">&lt;/<text:span text:style-name="T30">p&gt;</text:span></text:p>
      <text:p text:style-name="P9">&lt;<text:span text:style-name="T5">bilde&gt;</text:span></text:p>
      <text:p text:style-name="P9"/>
      <text:p text:style-name="P9">&lt;<text:span text:style-name="T15">h2&gt;Ytelse&lt;/h2&gt;</text:span></text:p>
      <text:p text:style-name="P9">&lt;<text:span text:style-name="T30">p&gt;</text:span></text:p>
      <text:p text:style-name="P10">Det største problemet mitt, <text:span text:style-name="T6">i følge Lighthouse, var ytelsen på nettstedet. </text:span><text:span text:style-name="T7">Der var det tre problemer som kom opp.</text:span></text:p>
      <text:p text:style-name="P10">&lt;/<text:span text:style-name="T30">p&gt;</text:span></text:p>
      <text:p text:style-name="P12">&lt;<text:span text:style-name="T9">ol</text:span>&gt;</text:p>
      <text:p text:style-name="P12"><text:tab/>1. Filstørrelsen på bildene mine var for store</text:p>
      <text:p text:style-name="P12"><text:tab/>2. <text:span text:style-name="T8">Bildene på artikkelkortene mine måtte fikses</text:span></text:p>
      <text:p text:style-name="P12"><text:tab/>3. Nettsiden har mye ubrukt CSS</text:p>
      <text:p text:style-name="P10">&lt;/<text:span text:style-name="T9">ol&gt;</text:span></text:p>
      <text:p text:style-name="P10">&lt;<text:span text:style-name="T30">p&gt;</text:span></text:p>
      <text:p text:style-name="P11"><text:span text:style-name="T9">Det første problemet var at b</text:span><text:span text:style-name="T6">ildet jeg brukte i 'header' området hadde alt for stor filstørrelse, </text:span><text:span text:style-name="T9">noe</text:span><text:span text:style-name="T6"> </text:span><text:span text:style-name="T9">som </text:span><text:span text:style-name="T6">førte til at siden tok </text:span><text:span text:style-name="T9">mye </text:span><text:span text:style-name="T6">lengere å laste inn. </text:span><text:span text:style-name="T9">I tillegg bruker dette </text:span><text:span text:style-name="T6">mer data, </text:span><text:span text:style-name="T9">noe som kan være et problem </text:span><text:span text:style-name="T6">for folk </text:span><text:span text:style-name="T9">med </text:span><text:span text:style-name="T6">begrensede nettverk. </text:span><text:span text:style-name="T9">Måten jeg fikset dette på var å bruke et bilderedigeringsprogram som heter &lt;a&gt;Gimp&lt;/a&gt; til å skjære ned bildet til en mye mindre størrelse, på en måte der bildet kunne repeteres uten at det var særlig merkelig om man har større skjermer. </text:span><text:span text:style-name="T10">Jeg konverterte også bildet fra filtypen .JPG til filtypen .WEBP for å forminkse filstørrelsen.</text:span></text:p>
      <text:p text:style-name="P11">&lt;/<text:span text:style-name="T30">p&gt;</text:span></text:p>
      <text:p text:style-name="P11">&lt;<text:span text:style-name="T30">p&gt;</text:span></text:p>
      <text:p text:style-name="P13">Det andre problemet var at bildene på artikkelkortene mine ikke hadde riktig størrelsesforhold, noe som oppstod fordi jeg hadde hardkodet alle bildene til å være 200x200 piksler uten å tenke på <text:span text:style-name="T15">at </text:span>størrelsesforhold<text:span text:style-name="T15">et ble forandret</text:span>. <text:span text:style-name="T10">Denne størrelsen hadde de på alle de tre brytepunktene. Artikkelkortbildene </text:span>hadde også et lignende problem som header bildet ved at bildene var større enn <text:soft-page-break/><text:span text:style-name="T10">det som faktisk ble vist på </text:span><text:span text:style-name="T11">skjermen</text:span><text:span text:style-name="T10">. For å fikse dette valgte jeg å igjen ta bruk av GIMP og </text:span><text:span text:style-name="T11">skalerte bildene til tre forskjellige størrelser, en for desktop, og to for forskjellige mobilstørrelser. </text:span><text:span text:style-name="T15">Jeg konverterte også bildene til</text:span><text:span text:style-name="T11"> </text:span><text:span text:style-name="T15">filtypen </text:span><text:span text:style-name="T11">.WEBP. Så la jeg til brytepunkter i HTML koden min for å ta bruk av de mindre bildene når man skalerte ned skjermen. </text:span><text:span text:style-name="T13">Etter dette var gjort fikk jeg en tilbakemelding om at bildet på desktop versjonen til siden hadde for lav oppløsing. Prøvde å sette forskjellige størrelser, men følte selv at det ble stygt om jeg gjorde bildet større, så dette er noe jeg velger å ignorere.</text:span></text:p>
      <text:p text:style-name="P15">&lt;<text:span text:style-name="T30">p&gt;</text:span></text:p>
      <text:p text:style-name="P14">Det tredje og siste problemet var at nettstedet måtte laste inn mye ubrukt CSS. <text:span text:style-name="T14">Lighthouse </text:span><text:span text:style-name="T15">pekte </text:span><text:span text:style-name="T14">til CSS filen til &lt;a&gt;Awesome ikone-</text:span><text:span text:style-name="T15">pakken</text:span><text:span text:style-name="T14">&lt;/a&gt; </text:span><text:span text:style-name="T15">jeg bruker for ikonene på siden. Jeg har ikke lyst til å røre på noe som kan få ikonene mine til å stoppe å fungere, så jeg velger å ignorere dette problemet også.</text:span></text:p>
      <text:p text:style-name="P15">&lt;/<text:span text:style-name="T30">p&gt;</text:span></text:p>
      <text:p text:style-name="P14">&lt;<text:span text:style-name="T30">p&gt;</text:span></text:p>
      <text:p text:style-name="P14"><text:span text:style-name="T15">Etter alt dette gikk Ytelses-poengsummen min fra 74 til 98. </text:span><text:span text:style-name="T14"><text:s/></text:span></text:p>
      <text:p text:style-name="P11">&lt;/<text:span text:style-name="T30">p&gt;</text:span></text:p>
      <text:p text:style-name="P11"/>
      <text:p text:style-name="P11">&lt;<text:span text:style-name="T15">h2&gt;Beste Praksis &lt;/h2&gt;</text:span></text:p>
      <text:p text:style-name="P11"/>
      <text:p text:style-name="P17">&lt;<text:span text:style-name="T30">p&gt;</text:span></text:p>
      <text:p text:style-name="P17">Poengsummen jeg fikk i kategorien Beste Praksis var allerede ganske høy når jeg først analyserte nettsiden. Den eneste tilbakemeldingen jeg fikk var <text:span text:style-name="T12">at bilde</text:span>ne på siden <text:span text:style-name="T12">helst </text:span>skulle <text:span text:style-name="T12">ha en definert størrelse. </text:span>For å fikse dette redigerte jeg CSS-stilarket mitt til å inkludere bredden og høyden til de forskjellige bildene. En for desktop, en og to forskjellige størrelser basert på mindre skjermer som nettbrett og mobiltelefon. <text:span text:style-name="T27">Dette gjorde at poengsummen min i Beste Praksis gikk fra 92 til 100.</text:span></text:p>
      <text:p text:style-name="P16">&lt;/<text:span text:style-name="T30">p&gt;</text:span></text:p>
      <text:p text:style-name="P16"/>
      <text:p text:style-name="P16">&lt;<text:span text:style-name="T28">h2&gt;</text:span><text:span text:style-name="T30">Søkemotoroptimalisering</text:span><text:span text:style-name="T28">&lt;/h2&gt;</text:span></text:p>
      <text:p text:style-name="P16"/>
      <text:p text:style-name="P16">&lt;<text:span text:style-name="T30">p&gt;</text:span></text:p>
      <text:p text:style-name="P19">Under kategorien søkemotoroptimalisering kom det opp <text:span text:style-name="T31">fem</text:span> feil.</text:p>
      <text:p text:style-name="P19">&lt;/p&gt;</text:p>
      <text:p text:style-name="P19">&lt;ol&gt;</text:p>
      <text:p text:style-name="P19"><text:tab/>&lt;li&gt;Jeg hadde ingen 'Meta Description' på siden min&lt;/li&gt;</text:p>
      <text:p text:style-name="P19"><text:tab/>&lt;li&gt;Jeg hadde ikke en 'Title attribute' på formen på kontakt-siden&lt;/li&gt;</text:p>
      <text:p text:style-name="P19">&lt;/ol&gt;</text:p>
      <text:p text:style-name="P19">&lt;p&gt;</text:p>
      <text:p text:style-name="P19">Lighthouse er et veldig kjekt verktøy ettersom det gir deg en lenke til nettsider som kan hjelpe deg fikse probleme dine. Ved å følge &lt;a href="<text:a xlink:type="simple" xlink:href="https://web.dev/meta-description/?utm_source=lighthouse&amp;utm_medium=devtools" text:style-name="Internet_20_link" text:visited-style-name="Visited_20_Internet_20_Link">https://web.dev/meta-description/?utm_source=lighthouse&amp;utm_medium=devtools</text:a>"&gt;lenken den ga meg&lt;/a&gt; fant jeg fort ut at alt som trengtes for å fikse problem #1 var å legge til én linje med kode under head-taggen i HTML filene mine.</text:p>
      <text:p text:style-name="P19">&lt;p&gt;</text:p>
      <text:p text:style-name="P22"><text:span text:style-name="T17">&lt;p&gt;&lt;meta name="description" content="Kort beskrivelse av nettsiden min"&gt;&lt;/</text:span><text:span text:style-name="T18">p</text:span><text:span text:style-name="T17">&gt;</text:span></text:p>
      <text:p text:style-name="P24"><text:span text:style-name="T17">&lt;</text:span><text:span text:style-name="T16">p&gt;</text:span></text:p>
      <text:p text:style-name="P23"><text:span text:style-name="T25">på</text:span><text:span text:style-name="T18"> lik linje la jeg kun til en 'title' attribute </text:span><text:span text:style-name="T19">under 'iframe' taggen som inneholdt </text:span><text:span text:style-name="T18">kartet mitt, </text:span><text:span text:style-name="T19">og problemet var løst.</text:span></text:p>
      <text:p text:style-name="P27">&lt;/p&gt;</text:p>
      <text:p text:style-name="P23"><text:span text:style-name="T19">&lt;</text:span><text:span text:style-name="T21">p&gt;</text:span></text:p>
      <text:p text:style-name="P26"><text:span text:style-name="T21">Det siste problemet var at </text:span><text:span text:style-name="T23">de klikkbare elementene på siden min, lenker på artikkelsidene og send knappen på kontakt-siden, var for nære andre klikkbare elementer eller hverandre. </text:span><text:span text:style-name="T21">Om forskjellige ting man kan klikke på er for nærme hverandre kan det bli vanskeliger å treffe det man har lyst til å </text:span><text:soft-page-break/><text:span text:style-name="T21">trykke på, og de</text:span><text:span text:style-name="T23">t</text:span><text:span text:style-name="T21"> kan skape problemer. For å fikse dette økte jeg marginen, </text:span><text:span text:style-name="T23">og derfor mellomrommet, mellom disse elementene.</text:span></text:p>
      <text:p text:style-name="P27">&lt;p&gt;</text:p>
      <text:p text:style-name="P25"><text:span text:style-name="T16">På grunn av disse små rettelsene gikk poengsummen min til 100 </text:span><text:span text:style-name="T20">på</text:span><text:span text:style-name="T21"> </text:span><text:span text:style-name="T22">alle sidene mine.</text:span></text:p>
      <text:p text:style-name="P28">&lt;/p&gt;</text:p>
      <text:p text:style-name="P28"/>
      <text:p text:style-name="P25"><text:span text:style-name="T22">&lt;</text:span><text:span text:style-name="T24">h2&gt;Tilgjenglighet&lt;/h2&gt;</text:span></text:p>
      <text:p text:style-name="P21">&lt;ol&gt;</text:p>
      <text:p text:style-name="P20"><text:tab/>&lt;li&gt;Jeg hadde ikke en 'Label' på flodhest-logoen min&lt;/li&gt;</text:p>
      <text:p text:style-name="P21"><text:tab/>&lt;li&gt;Jeg hadde ikke 'Label' på deleknappene til de forskjellige sosiale mediene&lt;/li&gt;</text:p>
      <text:p text:style-name="P20"><text:tab/>&lt;<text:span text:style-name="T32">li&gt;Fargene på lenkene mine har ikke stor nok kontrast i forhold til bakgrunn&lt;/li&gt;</text:span></text:p>
      <text:p text:style-name="P25"><text:span text:style-name="T22">&lt;</text:span><text:span text:style-name="T24">/ol&gt;</text:span></text:p>
      <text:p text:style-name="P25">&lt;<text:span text:style-name="T33">p&gt;</text:span></text:p>
      <text:p text:style-name="P30"><text:span text:style-name="T18">O</text:span><text:span text:style-name="T16">m man har ikoner som ikke har noen type tekst er det vanskelig for folk med synsvansker å finne ut av hva disse knappene faktisk gjør. Om du ikke kan lett se at dette ikonet er et facebook-ikon, og programmet som leser opp nettsider ikke har noe informasjon å gå etter for å forklare det til deg er det ikke mye du kan gjøre. Derfor måtte jeg legge til en atributt som heter 'aria-label' på ikonene jeg har lagt til som ikke hadde noen tekst ved siden av seg. Dette var relevant på navigasjonen i header, hvor jeg hadde en logo av en flodhest som kunne lenke til forsiden, og på alle innholdssidene hvor jeg hadde deleknapper til forskjellige sosiale medier. Etter jeg la til 'aria-label' og skrev en beskrivelse for hva knappene gjorde, så fikset jeg både feil #1 og feil #2.</text:span></text:p>
      <text:p text:style-name="P30"><text:span text:style-name="T16">&lt;/p&gt;</text:span></text:p>
      <text:p text:style-name="P30"><text:span text:style-name="T16"/></text:p>
      <text:p text:style-name="P30"><text:span text:style-name="T16"/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1:34:28.359632327</meta:creation-date>
    <dc:date>2022-12-01T14:50:50.840864355</dc:date>
    <meta:editing-duration>P1DT23M6S</meta:editing-duration>
    <meta:editing-cycles>37</meta:editing-cycles>
    <meta:generator>LibreOffice/7.3.7.2$Linux_X86_64 LibreOffice_project/30$Build-2</meta:generator>
    <meta:document-statistic meta:table-count="0" meta:image-count="0" meta:object-count="0" meta:page-count="3" meta:paragraph-count="71" meta:word-count="976" meta:character-count="5875" meta:non-whitespace-character-count="4959"/>
  </office:meta>
</office:document-meta>
</file>